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36pt"/>
    </style:style>
    <style:style style:name="co3" style:family="table-column">
      <style:table-column-properties fo:break-before="auto" style:column-width="143.04pt"/>
    </style:style>
    <style:style style:name="co4" style:family="table-column">
      <style:table-column-properties fo:break-before="auto" style:column-width="73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avegacion</text:p>
          </table:table-cell>
          <table:table-cell office:value-type="string" calcext:value-type="string">
            <text:p>Tiempo total</text:p>
          </table:table-cell>
          <table:table-cell office:value-type="string" calcext:value-type="string">
            <text:p>Cantidad de iters</text:p>
          </table:table-cell>
          <table:table-cell office:value-type="string" calcext:value-type="string">
            <text:p>Tiempo por iteracion microseg</text:p>
          </table:table-cell>
          <table:table-cell office:value-type="string" calcext:value-type="string">
            <text:p>Segundo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400.3" calcext:value-type="float">
            <text:p>60400.3</text:p>
          </table:table-cell>
          <table:table-cell office:value-type="float" office:value="1" calcext:value-type="float">
            <text:p>1</text:p>
          </table:table-cell>
          <table:table-cell table:formula="of:=[.B3]/[.C3]" office:value-type="float" office:value="60400.3" calcext:value-type="float">
            <text:p>60400.3</text:p>
          </table:table-cell>
          <table:table-cell table:formula="of:=[.D3]*POWER(10;-6)" office:value-type="float" office:value="0.0604003" calcext:value-type="float">
            <text:p>0.0604003</text:p>
          </table:table-cell>
          <table:table-cell office:value-type="float" office:value="0.0596766908319299" calcext:value-type="float">
            <text:p>0.059676690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99721.9" calcext:value-type="float">
            <text:p>299721.9</text:p>
          </table:table-cell>
          <table:table-cell office:value-type="float" office:value="5" calcext:value-type="float">
            <text:p>5</text:p>
          </table:table-cell>
          <table:table-cell table:formula="of:=[.B4]/[.C4]" office:value-type="float" office:value="59944.38" calcext:value-type="float">
            <text:p>59944.38</text:p>
          </table:table-cell>
          <table:table-cell table:formula="of:=[.D4]*POWER(10;-6)" office:value-type="float" office:value="0.05994438" calcext:value-type="float">
            <text:p>0.05994438</text:p>
          </table:table-cell>
          <table:table-cell office:value-type="float" office:value="0.0596766908319299" calcext:value-type="float">
            <text:p>0.059676690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56877.2" calcext:value-type="float">
            <text:p>356877.2</text:p>
          </table:table-cell>
          <table:table-cell office:value-type="float" office:value="6" calcext:value-type="float">
            <text:p>6</text:p>
          </table:table-cell>
          <table:table-cell table:formula="of:=[.B5]/[.C5]" office:value-type="float" office:value="59479.5333333333" calcext:value-type="float">
            <text:p>59479.5333333333</text:p>
          </table:table-cell>
          <table:table-cell table:formula="of:=[.D5]*POWER(10;-6)" office:value-type="float" office:value="0.0594795333333333" calcext:value-type="float">
            <text:p>0.0594795333</text:p>
          </table:table-cell>
          <table:table-cell office:value-type="float" office:value="0.0596766908319299" calcext:value-type="float">
            <text:p>0.059676690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475059.4" calcext:value-type="float">
            <text:p>475059.4</text:p>
          </table:table-cell>
          <table:table-cell office:value-type="float" office:value="8" calcext:value-type="float">
            <text:p>8</text:p>
          </table:table-cell>
          <table:table-cell table:formula="of:=[.B6]/[.C6]" office:value-type="float" office:value="59382.425" calcext:value-type="float">
            <text:p>59382.425</text:p>
          </table:table-cell>
          <table:table-cell table:formula="of:=[.D6]*POWER(10;-6)" office:value-type="float" office:value="0.059382425" calcext:value-type="float">
            <text:p>0.059382425</text:p>
          </table:table-cell>
          <table:table-cell office:value-type="float" office:value="0.0596766908319299" calcext:value-type="float">
            <text:p>0.059676690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602343.5" calcext:value-type="float">
            <text:p>602343.5</text:p>
          </table:table-cell>
          <table:table-cell office:value-type="float" office:value="10" calcext:value-type="float">
            <text:p>10</text:p>
          </table:table-cell>
          <table:table-cell table:formula="of:=[.B7]/[.C7]" office:value-type="float" office:value="60234.35" calcext:value-type="float">
            <text:p>60234.35</text:p>
          </table:table-cell>
          <table:table-cell table:formula="of:=[.D7]*POWER(10;-6)" office:value-type="float" office:value="0.06023435" calcext:value-type="float">
            <text:p>0.06023435</text:p>
          </table:table-cell>
          <table:table-cell office:value-type="float" office:value="0.0596766908319299" calcext:value-type="float">
            <text:p>0.059676690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17040.7" calcext:value-type="float">
            <text:p>717040.7</text:p>
          </table:table-cell>
          <table:table-cell office:value-type="float" office:value="12" calcext:value-type="float">
            <text:p>12</text:p>
          </table:table-cell>
          <table:table-cell table:formula="of:=[.B8]/[.C8]" office:value-type="float" office:value="59753.3916666667" calcext:value-type="float">
            <text:p>59753.3916666667</text:p>
          </table:table-cell>
          <table:table-cell table:formula="of:=[.D8]*POWER(10;-6)" office:value-type="float" office:value="0.0597533916666667" calcext:value-type="float">
            <text:p>0.0597533917</text:p>
          </table:table-cell>
          <table:table-cell office:value-type="float" office:value="0.0596766908319299" calcext:value-type="float">
            <text:p>0.059676690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975015.4" calcext:value-type="float">
            <text:p>975015.4</text:p>
          </table:table-cell>
          <table:table-cell office:value-type="float" office:value="16" calcext:value-type="float">
            <text:p>16</text:p>
          </table:table-cell>
          <table:table-cell table:formula="of:=[.B9]/[.C9]" office:value-type="float" office:value="60938.4625" calcext:value-type="float">
            <text:p>60938.4625</text:p>
          </table:table-cell>
          <table:table-cell table:formula="of:=[.D9]*POWER(10;-6)" office:value-type="float" office:value="0.0609384625" calcext:value-type="float">
            <text:p>0.0609384625</text:p>
          </table:table-cell>
          <table:table-cell office:value-type="float" office:value="0.0596766908319299" calcext:value-type="float">
            <text:p>0.059676690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283451.1" calcext:value-type="float">
            <text:p>1283451.1</text:p>
          </table:table-cell>
          <table:table-cell office:value-type="float" office:value="22" calcext:value-type="float">
            <text:p>22</text:p>
          </table:table-cell>
          <table:table-cell table:formula="of:=[.B10]/[.C10]" office:value-type="float" office:value="58338.6863636364" calcext:value-type="float">
            <text:p>58338.6863636364</text:p>
          </table:table-cell>
          <table:table-cell table:formula="of:=[.D10]*POWER(10;-6)" office:value-type="float" office:value="0.0583386863636364" calcext:value-type="float">
            <text:p>0.0583386864</text:p>
          </table:table-cell>
          <table:table-cell office:value-type="float" office:value="0.0596766908319299" calcext:value-type="float">
            <text:p>0.0596766908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992174.8" calcext:value-type="float">
            <text:p>1992174.8</text:p>
          </table:table-cell>
          <table:table-cell office:value-type="float" office:value="34" calcext:value-type="float">
            <text:p>34</text:p>
          </table:table-cell>
          <table:table-cell table:formula="of:=[.B11]/[.C11]" office:value-type="float" office:value="58593.3764705882" calcext:value-type="float">
            <text:p>58593.3764705882</text:p>
          </table:table-cell>
          <table:table-cell table:formula="of:=[.D11]*POWER(10;-6)" office:value-type="float" office:value="0.0585933764705882" calcext:value-type="float">
            <text:p>0.0585933765</text:p>
          </table:table-cell>
          <table:table-cell office:value-type="float" office:value="0.0596766908319299" calcext:value-type="float">
            <text:p>0.0596766908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000034.2" calcext:value-type="float">
            <text:p>4000034.2</text:p>
          </table:table-cell>
          <table:table-cell office:value-type="float" office:value="67" calcext:value-type="float">
            <text:p>67</text:p>
          </table:table-cell>
          <table:table-cell table:formula="of:=[.B12]/[.C12]" office:value-type="float" office:value="59702.0029850746" calcext:value-type="float">
            <text:p>59702.0029850746</text:p>
          </table:table-cell>
          <table:table-cell table:formula="of:=[.D12]*POWER(10;-6)" office:value-type="float" office:value="0.0597020029850746" calcext:value-type="float">
            <text:p>0.059702003</text:p>
          </table:table-cell>
          <table:table-cell office:value-type="float" office:value="0.0596766908319299" calcext:value-type="float">
            <text:p>0.0596766908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omedio</text:p>
          </table:table-cell>
          <table:table-cell table:formula="of:=AVERAGE([.D3:.D12])" office:value-type="float" office:value="59676.6908319299" calcext:value-type="float">
            <text:p>59676.6908319299</text:p>
          </table:table-cell>
          <table:table-cell table:formula="of:=AVERAGE([.E3:.E12])" office:value-type="float" office:value="0.0596766908319299" calcext:value-type="float">
            <text:p>0.059676690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sv Estandar</text:p>
          </table:table-cell>
          <table:table-cell table:formula="of:=STDEV([.D3:.D12])" office:value-type="float" office:value="788.397273925409" calcext:value-type="float">
            <text:p>788.3972739254</text:p>
          </table:table-cell>
          <table:table-cell table:formula="of:=STDEV([.E3:.E12])" office:value-type="float" office:value="0.00078839727392541" calcext:value-type="float">
            <text:p>0.000788397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 table:formula="of:=MIN([.D3:.D12])" office:value-type="float" office:value="58338.6863636364" calcext:value-type="float">
            <text:p>58338.6863636364</text:p>
          </table:table-cell>
          <table:table-cell table:formula="of:=MIN([.E3:.E12])" office:value-type="float" office:value="0.0583386863636364" calcext:value-type="float">
            <text:p>0.058338686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x</text:p>
          </table:table-cell>
          <table:table-cell table:formula="of:=MAX([.D3:.D12])" office:value-type="float" office:value="60938.4625" calcext:value-type="float">
            <text:p>60938.4625</text:p>
          </table:table-cell>
          <table:table-cell table:formula="of:=MAX([.E3:.E12])" office:value-type="float" office:value="0.0609384625" calcext:value-type="float">
            <text:p>0.06093846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3">00/00/0000</text:date>, <text:time style:data-style-name="N2" text:time-value="12:58:27.1850782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2T13:06:32.956091052</meta:creation-date>
    <dc:date>2015-10-03T13:05:56.321121997</dc:date>
    <meta:editing-duration>PT36M2S</meta:editing-duration>
    <meta:editing-cycles>8</meta:editing-cycles>
    <meta:generator>LibreOffice/4.4.3.2$Linux_X86_64 LibreOffice_project/40m0$Build-2</meta:generator>
    <meta:document-statistic meta:table-count="1" meta:cell-count="77" meta:object-count="0"/>
  </office:meta>
</office:document-meta>
</file>